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3H30M00S" calcext:value-type="time">
            <text:p>13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4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float" office:value="893" calcext:value-type="float">
            <text:p>89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formula="of:=[.B4]+[.C4]+[.D4]" office:value-type="float" office:value="1142" calcext:value-type="float">
            <text:p>11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float" office:value="991" calcext:value-type="float">
            <text:p>99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table:formula="of:=[.B5]+[.C5]+[.D5]" office:value-type="float" office:value="1256" calcext:value-type="float">
            <text:p>12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table:formula="of:=[.B6]+[.C6]+[.D6]" office:value-type="float" office:value="1116" calcext:value-type="float">
            <text:p>11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872" calcext:value-type="float">
            <text:p>87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formula="of:=[.B7]+[.C7]+[.D7]" office:value-type="float" office:value="1082" calcext:value-type="float">
            <text:p>10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9" calcext:value-type="float">
            <text:p>159</text:p>
          </table:table-cell>
          <table:table-cell table:formula="of:=[.B8]+[.C8]+[.D8]" office:value-type="float" office:value="1231" calcext:value-type="float">
            <text:p>12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  <table:table-cell table:formula="of:=[.B9]+[.C9]+[.D9]" office:value-type="float" office:value="1116" calcext:value-type="float">
            <text:p>11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10]+[.C10]+[.D10]" office:value-type="float" office:value="1190" calcext:value-type="float">
            <text:p>11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table:formula="of:=[.B11]+[.C11]+[.D11]" office:value-type="float" office:value="1322" calcext:value-type="float">
            <text:p>13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table:formula="of:=[.B12]+[.C12]+[.D12]" office:value-type="float" office:value="1046" calcext:value-type="float">
            <text:p>10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829" calcext:value-type="float">
            <text:p>829</text:p>
          </table:table-cell>
          <table:table-cell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table:formula="of:=[.B13]+[.C13]+[.D13]" office:value-type="float" office:value="2310" calcext:value-type="float">
            <text:p>231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formula="of:=[.B14]+[.C14]+[.D14]" office:value-type="float" office:value="1217" calcext:value-type="float">
            <text:p>12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table:formula="of:=[.B15]+[.C15]+[.D15]" office:value-type="float" office:value="1543" calcext:value-type="float">
            <text:p>15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table:formula="of:=[.B16]+[.C16]+[.D16]" office:value-type="float" office:value="1311" calcext:value-type="float">
            <text:p>13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float" office:value="924" calcext:value-type="float">
            <text:p>924</text:p>
          </table:table-cell>
          <table:table-cell office:value-type="float" office:value="1189" calcext:value-type="float">
            <text:p>1189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table:formula="of:=[.B17]+[.C17]+[.D17]" office:value-type="float" office:value="2296" calcext:value-type="float">
            <text:p>22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table:formula="of:=[.B18]+[.C18]+[.D18]" office:value-type="float" office:value="1164" calcext:value-type="float">
            <text:p>11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B19]+[.C19]+[.D19]" office:value-type="float" office:value="1194" calcext:value-type="float">
            <text:p>119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table:formula="of:=[.B20]+[.C20]+[.D20]" office:value-type="float" office:value="1239" calcext:value-type="float">
            <text:p>12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013" calcext:value-type="float">
            <text:p>2013</text:p>
          </table:table-cell>
          <table:table-cell table:formula="of:=[.B21]+[.C21]+[.D21]" office:value-type="float" office:value="868" calcext:value-type="float">
            <text:p>86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table:formula="of:=[.B22]+[.C22]+[.D22]" office:value-type="float" office:value="1542" calcext:value-type="float">
            <text:p>154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1011" calcext:value-type="float">
            <text:p>1011</text:p>
          </table:table-cell>
          <table:table-cell office:value-type="float" office:value="360" calcext:value-type="float">
            <text:p>360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table:formula="of:=[.B23]+[.C23]+[.D23]" office:value-type="float" office:value="1585" calcext:value-type="float">
            <text:p>15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table:formula="of:=[.B24]+[.C24]+[.D24]" office:value-type="float" office:value="1111" calcext:value-type="float">
            <text:p>11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formula="of:=[.B25]+[.C25]+[.D25]" office:value-type="float" office:value="1084" calcext:value-type="float">
            <text:p>108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table:formula="of:=[.B26]+[.C26]+[.D26]" office:value-type="float" office:value="1130" calcext:value-type="float">
            <text:p>113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9H30M00S" calcext:value-type="time">
            <text:p>19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4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table:formula="of:=[.B4]+[.C4]+[.D4]" office:value-type="float" office:value="1384" calcext:value-type="float">
            <text:p>138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formula="of:=[.B5]+[.C5]+[.D5]" office:value-type="float" office:value="1246" calcext:value-type="float">
            <text:p>12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996" calcext:value-type="float">
            <text:p>99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formula="of:=[.B6]+[.C6]+[.D6]" office:value-type="float" office:value="1564" calcext:value-type="float">
            <text:p>15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875" calcext:value-type="float">
            <text:p>8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table:formula="of:=[.B7]+[.C7]+[.D7]" office:value-type="float" office:value="1275" calcext:value-type="float">
            <text:p>12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table:formula="of:=[.B8]+[.C8]+[.D8]" office:value-type="float" office:value="1532" calcext:value-type="float">
            <text:p>15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formula="of:=[.B9]+[.C9]+[.D9]" office:value-type="float" office:value="1522" calcext:value-type="float">
            <text:p>15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formula="of:=[.B10]+[.C10]+[.D10]" office:value-type="float" office:value="1082" calcext:value-type="float">
            <text:p>10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table:formula="of:=[.B11]+[.C11]+[.D11]" office:value-type="float" office:value="1390" calcext:value-type="float">
            <text:p>139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formula="of:=[.B12]+[.C12]+[.D12]" office:value-type="float" office:value="1246" calcext:value-type="float">
            <text:p>12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formula="of:=[.B13]+[.C13]+[.D13]" office:value-type="float" office:value="1544" calcext:value-type="float">
            <text:p>15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formula="of:=[.B14]+[.C14]+[.D14]" office:value-type="float" office:value="1517" calcext:value-type="float">
            <text:p>151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formula="of:=[.B15]+[.C15]+[.D15]" office:value-type="float" office:value="1226" calcext:value-type="float">
            <text:p>122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formula="of:=[.B16]+[.C16]+[.D16]" office:value-type="float" office:value="1232" calcext:value-type="float">
            <text:p>12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887" calcext:value-type="float">
            <text:p>88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formula="of:=[.B17]+[.C17]+[.D17]" office:value-type="float" office:value="1253" calcext:value-type="float">
            <text:p>125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formula="of:=[.B18]+[.C18]+[.D18]" office:value-type="float" office:value="1253" calcext:value-type="float">
            <text:p>125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formula="of:=[.B19]+[.C19]+[.D19]" office:value-type="float" office:value="1191" calcext:value-type="float">
            <text:p>119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table:formula="of:=[.B20]+[.C20]+[.D20]" office:value-type="float" office:value="1215" calcext:value-type="float">
            <text:p>12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formula="of:=[.B21]+[.C21]+[.D21]" office:value-type="float" office:value="1227" calcext:value-type="float">
            <text:p>122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formula="of:=[.B22]+[.C22]+[.D22]" office:value-type="float" office:value="1232" calcext:value-type="float">
            <text:p>12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formula="of:=[.B23]+[.C23]+[.D23]" office:value-type="float" office:value="1556" calcext:value-type="float">
            <text:p>15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table:formula="of:=[.B24]+[.C24]+[.D24]" office:value-type="float" office:value="1257" calcext:value-type="float">
            <text:p>12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formula="of:=[.B25]+[.C25]+[.D25]" office:value-type="float" office:value="1204" calcext:value-type="float">
            <text:p>12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formula="of:=[.B26]+[.C26]+[.D26]" office:value-type="float" office:value="1265" calcext:value-type="float">
            <text:p>126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formula="of:=[.B27]+[.C27]+[.D27]" office:value-type="float" office:value="1393" calcext:value-type="float">
            <text:p>13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B28]+[.C28]+[.D28]" office:value-type="float" office:value="1540" calcext:value-type="float">
            <text:p>154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0H00M00S" calcext:value-type="time">
            <text:p>1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4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983" calcext:value-type="float">
            <text:p>98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table:formula="of:=[.B4]+[.C4]+[.D4]" office:value-type="float" office:value="1236" calcext:value-type="float">
            <text:p>123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table:formula="of:=[.B5]+[.C5]+[.D5]" office:value-type="float" office:value="1214" calcext:value-type="float">
            <text:p>12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table:formula="of:=[.B6]+[.C6]+[.D6]" office:value-type="float" office:value="1218" calcext:value-type="float">
            <text:p>12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1030" calcext:value-type="float">
            <text:p>10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formula="of:=[.B7]+[.C7]+[.D7]" office:value-type="float" office:value="1243" calcext:value-type="float">
            <text:p>12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96" calcext:value-type="float">
            <text:p>196</text:p>
          </table:table-cell>
          <table:table-cell table:formula="of:=[.B8]+[.C8]+[.D8]" office:value-type="float" office:value="1223" calcext:value-type="float">
            <text:p>12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float" office:value="988" calcext:value-type="float">
            <text:p>98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table:formula="of:=[.B9]+[.C9]+[.D9]" office:value-type="float" office:value="1231" calcext:value-type="float">
            <text:p>12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table:formula="of:=[.B10]+[.C10]+[.D10]" office:value-type="float" office:value="1085" calcext:value-type="float">
            <text:p>10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table:formula="of:=[.B11]+[.C11]+[.D11]" office:value-type="float" office:value="1392" calcext:value-type="float">
            <text:p>139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65" calcext:value-type="float">
            <text:p>1765</text:p>
          </table:table-cell>
          <table:table-cell office:value-type="float" office:value="905" calcext:value-type="float">
            <text:p>90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B12]+[.C12]+[.D12]" office:value-type="float" office:value="2697" calcext:value-type="float">
            <text:p>2697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table:formula="of:=[.B13]+[.C13]+[.D13]" office:value-type="float" office:value="1548" calcext:value-type="float">
            <text:p>1548</text:p>
          </table:table-cell>
          <table:table-cell table:number-columns-repeated="6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table:formula="of:=[.B14]+[.C14]+[.D14]" office:value-type="float" office:value="1239" calcext:value-type="float">
            <text:p>12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table:formula="of:=[.B15]+[.C15]+[.D15]" office:value-type="float" office:value="1169" calcext:value-type="float">
            <text:p>11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table:formula="of:=[.B16]+[.C16]+[.D16]" office:value-type="float" office:value="1229" calcext:value-type="float">
            <text:p>122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table:formula="of:=[.B17]+[.C17]+[.D17]" office:value-type="float" office:value="896" calcext:value-type="float">
            <text:p>8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table:formula="of:=[.B18]+[.C18]+[.D18]" office:value-type="float" office:value="1026" calcext:value-type="float">
            <text:p>102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formula="of:=[.B19]+[.C19]+[.D19]" office:value-type="float" office:value="1415" calcext:value-type="float">
            <text:p>14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formula="of:=[.B20]+[.C20]+[.D20]" office:value-type="float" office:value="1224" calcext:value-type="float">
            <text:p>12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formula="of:=[.B21]+[.C21]+[.D21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table:formula="of:=[.B22]+[.C22]+[.D22]" office:value-type="float" office:value="1008" calcext:value-type="float">
            <text:p>10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  <table:table-cell table:formula="of:=[.B23]+[.C23]+[.D23]" office:value-type="float" office:value="1107" calcext:value-type="float">
            <text:p>11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table:formula="of:=[.B24]+[.C24]+[.D24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table:formula="of:=[.B25]+[.C25]+[.D25]" office:value-type="float" office:value="1222" calcext:value-type="float">
            <text:p>12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formula="of:=[.B26]+[.C26]+[.D26]" office:value-type="float" office:value="1119" calcext:value-type="float">
            <text:p>11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table:formula="of:=[.B27]+[.C27]+[.D27]" office:value-type="float" office:value="1299" calcext:value-type="float">
            <text:p>12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5" calcext:value-type="float">
            <text:p>165</text:p>
          </table:table-cell>
          <table:table-cell table:formula="of:=[.B28]+[.C28]+[.D28]" office:value-type="float" office:value="1237" calcext:value-type="float">
            <text:p>1237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7H00M00S" calcext:value-type="time">
            <text:p>07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4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957" calcext:value-type="float">
            <text:p>95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[.B4]+[.C4]+[.D4]" office:value-type="float" office:value="1307" calcext:value-type="float">
            <text:p>130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table:formula="of:=[.B5]+[.C5]+[.D5]" office:value-type="float" office:value="1252" calcext:value-type="float">
            <text:p>12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formula="of:=[.B6]+[.C6]+[.D6]" office:value-type="float" office:value="1221" calcext:value-type="float">
            <text:p>12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7]+[.C7]+[.D7]" office:value-type="float" office:value="2502" calcext:value-type="float">
            <text:p>25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66" calcext:value-type="float">
            <text:p>2966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B8]+[.C8]+[.D8]" office:value-type="float" office:value="4102" calcext:value-type="float">
            <text:p>41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float" office:value="1156" calcext:value-type="float">
            <text:p>115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formula="of:=[.B9]+[.C9]+[.D9]" office:value-type="float" office:value="1552" calcext:value-type="float">
            <text:p>15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table:formula="of:=[.B10]+[.C10]+[.D10]" office:value-type="float" office:value="922" calcext:value-type="float">
            <text:p>9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871" calcext:value-type="float">
            <text:p>87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table:formula="of:=[.B11]+[.C11]+[.D11]" office:value-type="float" office:value="1352" calcext:value-type="float">
            <text:p>13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table:formula="of:=[.B12]+[.C12]+[.D12]" office:value-type="float" office:value="1173" calcext:value-type="float">
            <text:p>117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table:formula="of:=[.B13]+[.C13]+[.D13]" office:value-type="float" office:value="1553" calcext:value-type="float">
            <text:p>155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table:formula="of:=[.B14]+[.C14]+[.D14]" office:value-type="float" office:value="1522" calcext:value-type="float">
            <text:p>15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table:formula="of:=[.B15]+[.C15]+[.D15]" office:value-type="float" office:value="1209" calcext:value-type="float">
            <text:p>120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formula="of:=[.B16]+[.C16]+[.D16]" office:value-type="float" office:value="1229" calcext:value-type="float">
            <text:p>122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formula="of:=[.B17]+[.C17]+[.D17]" office:value-type="float" office:value="1225" calcext:value-type="float">
            <text:p>12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table:formula="of:=[.B18]+[.C18]+[.D18]" office:value-type="float" office:value="1213" calcext:value-type="float">
            <text:p>121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table:formula="of:=[.B19]+[.C19]+[.D19]" office:value-type="float" office:value="1231" calcext:value-type="float">
            <text:p>12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formula="of:=[.B20]+[.C20]+[.D20]" office:value-type="float" office:value="1232" calcext:value-type="float">
            <text:p>12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table:formula="of:=[.B21]+[.C21]+[.D21]" office:value-type="float" office:value="1243" calcext:value-type="float">
            <text:p>12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table:formula="of:=[.B22]+[.C22]+[.D22]" office:value-type="float" office:value="1212" calcext:value-type="float">
            <text:p>12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table:formula="of:=[.B23]+[.C23]+[.D23]" office:value-type="float" office:value="1219" calcext:value-type="float">
            <text:p>12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table:formula="of:=[.B24]+[.C24]+[.D24]" office:value-type="float" office:value="1569" calcext:value-type="float">
            <text:p>156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formula="of:=[.B25]+[.C25]+[.D25]" office:value-type="float" office:value="1221" calcext:value-type="float">
            <text:p>12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table:formula="of:=[.B26]+[.C26]+[.D26]" office:value-type="float" office:value="1212" calcext:value-type="float">
            <text:p>12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formula="of:=[.B27]+[.C27]+[.D27]" office:value-type="float" office:value="925" calcext:value-type="float">
            <text:p>9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table:formula="of:=[.B28]+[.C28]+[.D28]" office:value-type="float" office:value="1528" calcext:value-type="float">
            <text:p>1528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00H00M00S" calcext:value-type="time">
            <text:p>00:0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4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[.B4]+[.C4]+[.D4]" office:value-type="float" office:value="1951" calcext:value-type="float">
            <text:p>195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820" calcext:value-type="float">
            <text:p>820</text:p>
          </table:table-cell>
          <table:table-cell office:value-type="float" office:value="491" calcext:value-type="float">
            <text:p>49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table:formula="of:=[.B5]+[.C5]+[.D5]" office:value-type="float" office:value="1933" calcext:value-type="float">
            <text:p>193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table:formula="of:=[.B6]+[.C6]+[.D6]" office:value-type="float" office:value="1121" calcext:value-type="float">
            <text:p>11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float" office:value="852" calcext:value-type="float">
            <text:p>85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table:formula="of:=[.B7]+[.C7]+[.D7]" office:value-type="float" office:value="1383" calcext:value-type="float">
            <text:p>138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formula="of:=[.B8]+[.C8]+[.D8]" office:value-type="float" office:value="1393" calcext:value-type="float">
            <text:p>13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table:formula="of:=[.B9]+[.C9]+[.D9]" office:value-type="float" office:value="1409" calcext:value-type="float">
            <text:p>1409</text:p>
          </table:table-cell>
          <table:table-cell table:number-columns-repeated="6"/>
        </table:table-row>
        <table:table-row table:style-name="ro2">
          <table:table-cell/>
          <table:table-cell office:value-type="float" office:value="572" calcext:value-type="float">
            <text:p>572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formula="of:=[.B10]+[.C10]+[.D10]" office:value-type="float" office:value="1631" calcext:value-type="float">
            <text:p>16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table:formula="of:=[.B11]+[.C11]+[.D11]" office:value-type="float" office:value="1141" calcext:value-type="float">
            <text:p>114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02" calcext:value-type="float">
            <text:p>2102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formula="of:=[.B12]+[.C12]+[.D12]" office:value-type="float" office:value="3222" calcext:value-type="float">
            <text:p>32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table:formula="of:=[.B13]+[.C13]+[.D13]" office:value-type="float" office:value="1263" calcext:value-type="float">
            <text:p>1263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[.B14]+[.C14]+[.D14]" office:value-type="float" office:value="1486" calcext:value-type="float">
            <text:p>148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table:formula="of:=[.B15]+[.C15]+[.D15]" office:value-type="float" office:value="1302" calcext:value-type="float">
            <text:p>13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[.B16]+[.C16]+[.D16]" office:value-type="float" office:value="1215" calcext:value-type="float">
            <text:p>121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formula="of:=[.B17]+[.C17]+[.D17]" office:value-type="float" office:value="1298" calcext:value-type="float">
            <text:p>12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[.B18]+[.C18]+[.D18]" office:value-type="float" office:value="1816" calcext:value-type="float">
            <text:p>18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791" calcext:value-type="float">
            <text:p>791</text:p>
          </table:table-cell>
          <table:table-cell office:value-type="float" office:value="1259" calcext:value-type="float">
            <text:p>1259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B19]+[.C19]+[.D19]" office:value-type="float" office:value="2386" calcext:value-type="float">
            <text:p>2386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formula="of:=[.B20]+[.C20]+[.D20]" office:value-type="float" office:value="1288" calcext:value-type="float">
            <text:p>128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formula="of:=[.B21]+[.C21]+[.D21]" office:value-type="float" office:value="1354" calcext:value-type="float">
            <text:p>135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887" calcext:value-type="float">
            <text:p>887</text:p>
          </table:table-cell>
          <table:table-cell office:value-type="float" office:value="1697" calcext:value-type="float">
            <text:p>1697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table:formula="of:=[.B22]+[.C22]+[.D22]" office:value-type="float" office:value="2911" calcext:value-type="float">
            <text:p>29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table:formula="of:=[.B23]+[.C23]+[.D23]" office:value-type="float" office:value="1484" calcext:value-type="float">
            <text:p>1484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 table:style-name="ce4" office:value-type="time" office:time-value="PT16H30M00S" calcext:value-type="time">
            <text:p>16:30:00</text:p>
          </table:table-cell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2"/>
          <table:table-cell table:style-name="ce3" office:value-type="string" calcext:value-type="string">
            <text:p>Mixed – Airtel-4G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Upload Time(ms)</text:p>
          </table:table-cell>
          <table:table-cell table:style-name="ce2" office:value-type="string" calcext:value-type="string">
            <text:p>Algo Time(ms)</text:p>
          </table:table-cell>
          <table:table-cell table:style-name="ce2" office:value-type="string" calcext:value-type="string">
            <text:p>Download Time(ms)</text:p>
          </table:table-cell>
          <table:table-cell table:style-name="ce2" office:value-type="string" calcext:value-type="string">
            <text:p>Size(Kbytes)</text:p>
          </table:table-cell>
          <table:table-cell table:style-name="ce2" office:value-type="string" calcext:value-type="string">
            <text:p>Speed(Kbytes/Sec)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5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906" calcext:value-type="float">
            <text:p>906</text:p>
          </table:table-cell>
          <table:table-cell office:value-type="float" office:value="4497" calcext:value-type="float">
            <text:p>4497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table:formula="of:=[.B4]+[.C4]+[.D4]" office:value-type="float" office:value="5691" calcext:value-type="float">
            <text:p>569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1097" calcext:value-type="float">
            <text:p>109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formula="of:=[.B5]+[.C5]+[.D5]" office:value-type="float" office:value="1557" calcext:value-type="float">
            <text:p>15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950" calcext:value-type="float">
            <text:p>95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B6]+[.C6]+[.D6]" office:value-type="float" office:value="1252" calcext:value-type="float">
            <text:p>125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table:formula="of:=[.B7]+[.C7]+[.D7]" office:value-type="float" office:value="1314" calcext:value-type="float">
            <text:p>131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formula="of:=[.B8]+[.C8]+[.D8]" office:value-type="float" office:value="1424" calcext:value-type="float">
            <text:p>14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table:formula="of:=[.B9]+[.C9]+[.D9]" office:value-type="float" office:value="1278" calcext:value-type="float">
            <text:p>12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table:formula="of:=[.B10]+[.C10]+[.D10]" office:value-type="float" office:value="1474" calcext:value-type="float">
            <text:p>14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table:formula="of:=[.B11]+[.C11]+[.D11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formula="of:=[.B12]+[.C12]+[.D12]" office:value-type="float" office:value="1523" calcext:value-type="float">
            <text:p>15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table:formula="of:=[.B13]+[.C13]+[.D13]" office:value-type="float" office:value="1457" calcext:value-type="float">
            <text:p>14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formula="of:=[.B14]+[.C14]+[.D14]" office:value-type="float" office:value="1261" calcext:value-type="float">
            <text:p>1261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table:formula="of:=[.B15]+[.C15]+[.D15]" office:value-type="float" office:value="1212" calcext:value-type="float">
            <text:p>12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table:formula="of:=[.B16]+[.C16]+[.D16]" office:value-type="float" office:value="1224" calcext:value-type="float">
            <text:p>12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formula="of:=[.B17]+[.C17]+[.D17]" office:value-type="float" office:value="1360" calcext:value-type="float">
            <text:p>136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37" calcext:value-type="float">
            <text:p>173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formula="of:=[.B18]+[.C18]+[.D18]" office:value-type="float" office:value="2650" calcext:value-type="float">
            <text:p>265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[.B19]+[.C19]+[.D19]" office:value-type="float" office:value="1222" calcext:value-type="float">
            <text:p>122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table:formula="of:=[.B20]+[.C20]+[.D20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47" calcext:value-type="float">
            <text:p>1547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formula="of:=[.B21]+[.C21]+[.D21]" office:value-type="float" office:value="2488" calcext:value-type="float">
            <text:p>248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table:formula="of:=[.B22]+[.C22]+[.D22]" office:value-type="float" office:value="1218" calcext:value-type="float">
            <text:p>1218</text:p>
          </table:table-cell>
          <table:table-cell table:number-columns-repeated="6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table:formula="of:=[.B23]+[.C23]+[.D23]" office:value-type="float" office:value="1181" calcext:value-type="float">
            <text:p>11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B24]+[.C24]+[.D24]" office:value-type="float" office:value="1304" calcext:value-type="float">
            <text:p>1304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29]+[.C29]+[.D2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2]+[.C32]+[.D3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[.B33]+[.C33]+[.D33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8:04:54.910722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8:06.380459852</meta:creation-date>
    <dc:date>2018-06-29T08:06:24.085905107</dc:date>
    <meta:editing-duration>PT3M18S</meta:editing-duration>
    <meta:editing-cycles>11</meta:editing-cycles>
    <meta:generator>LibreOffice/4.2.8.2$Linux_x86 LibreOffice_project/420m0$Build-2</meta:generator>
    <meta:document-statistic meta:table-count="6" meta:cell-count="929" meta:object-count="0"/>
  </office:meta>
</office:document-meta>
</file>